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一<text:s text:c="2"/>問題是什麼</text:span></text:p>
      <text:p text:style-name="P1"><text:span text:style-name="T1">有一個人，一隻羊，一隻狼，一個蔬菜，他們都要過河 ，但是有限制</text:span></text:p>
      <text:p text:style-name="P1"><text:span text:style-name="T1">1 只能人運送</text:span></text:p>
      <text:p text:style-name="P1"><text:span text:style-name="T1">2 狼跟羊不能一起</text:span></text:p>
      <text:p text:style-name="P1"><text:span text:style-name="T1">3 羊跟蔬菜不能一起</text:span></text:p>
      <text:p text:style-name="P1"><text:span text:style-name="T1">4 一次只能載一個</text:span></text:p>
      <text:p text:style-name="P1"><text:span text:style-name="T1">要怎麼做才能讓他們全部渡河？</text:span></text:p>
      <text:p text:style-name="P1"><text:span text:style-name="T1">二 解決辦法</text:span></text:p>
      <text:p text:style-name="P1"><text:span text:style-name="T1">先帶羊過去，再帶蔬菜過去，再把羊帶回來，再把狼帶過去，之後再把羊帶過去，就可以全部渡河了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